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text-properties fo:color="#00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3" style:family="paragraph" style:parent-style-name="Standard">
      <style:text-properties fo:color="#00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4" style:family="paragraph" style:parent-style-name="Standard">
      <style:text-properties fo:color="#000000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5" style:family="paragraph" style:parent-style-name="Standard" style:list-style-name="L2">
      <style:text-properties fo:color="#000000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6" style:family="paragraph" style:parent-style-name="Standard">
      <style:text-properties fo:color="#000000" style:font-name="Tahoma" fo:font-size="11pt" style:text-underline-style="solid" style:text-underline-width="auto" style:text-underline-color="font-color" fo:font-weight="normal" style:font-name-asian="Tahoma" style:font-size-asian="11pt" style:font-weight-asian="normal" style:font-name-complex="Tahoma" style:font-size-complex="11pt" style:font-weight-complex="normal"/>
    </style:style>
    <style:style style:name="P7" style:family="paragraph" style:parent-style-name="Standard" style:list-style-name="">
      <style:paragraph-properties style:text-autospace="none"/>
      <style:text-properties fo:color="#000000" style:font-name="Tahoma" fo:font-size="11pt" style:text-underline-style="solid" style:text-underline-width="auto" style:text-underline-color="font-color" style:font-name-asian="Tahoma" style:font-size-asian="11pt" style:font-name-complex="Tahoma" style:font-size-complex="11pt"/>
    </style:style>
    <style:style style:name="P8" style:family="paragraph" style:parent-style-name="Standard" style:list-style-name="">
      <style:paragraph-properties style:text-autospace="none"/>
      <style:text-properties fo:color="#000000" style:font-name="Tahoma" fo:font-size="11pt" style:font-name-asian="Tahoma" style:font-size-asian="11pt" style:font-name-complex="Tahoma" style:font-size-complex="11pt"/>
    </style:style>
    <style:style style:name="P9" style:family="paragraph" style:parent-style-name="Standard">
      <style:paragraph-properties style:text-autospace="none"/>
      <style:text-properties fo:color="#000000" style:font-name="Tahoma" fo:font-size="11pt" style:font-name-asian="Tahoma" style:font-size-asian="11pt" style:font-name-complex="Tahoma" style:font-size-complex="11pt"/>
    </style:style>
    <style:style style:name="P10" style:family="paragraph" style:parent-style-name="Standard" style:list-style-name="">
      <style:paragraph-properties style:text-autospace="none"/>
      <style:text-properties fo:color="#000000" style:font-name="Tahoma" fo:font-size="11pt" fo:font-style="italic" style:font-name-asian="Tahoma" style:font-size-asian="11pt" style:font-style-asian="italic" style:font-name-complex="Tahoma" style:font-size-complex="11pt" style:font-style-complex="italic"/>
    </style:style>
    <style:style style:name="P11" style:family="paragraph" style:parent-style-name="Standard">
      <style:paragraph-properties style:text-autospace="none"/>
      <style:text-properties fo:color="#000000" style:font-name="Tahoma" fo:font-size="11pt" fo:font-style="italic" style:font-name-asian="Tahoma" style:font-size-asian="11pt" style:font-style-asian="italic" style:font-name-complex="Tahoma" style:font-size-complex="11pt" style:font-style-complex="italic"/>
    </style:style>
    <style:style style:name="P12" style:family="paragraph" style:parent-style-name="Standard" style:list-style-name="">
      <style:paragraph-properties style:text-autospace="none"/>
      <style:text-properties fo:color="#000000" style:font-name="Tahoma" fo:font-size="11pt" fo:font-style="normal" style:font-name-asian="Tahoma" style:font-size-asian="11pt" style:font-style-asian="normal" style:font-name-complex="Tahoma" style:font-size-complex="11pt" style:font-style-complex="normal"/>
    </style:style>
    <style:style style:name="P1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Standard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Tahoma" fo:font-size="11pt" style:font-size-asian="11pt" style:font-size-complex="11pt"/>
    </style:style>
    <style:style style:name="P18" style:family="paragraph" style:parent-style-name="Standard" style:list-style-name="">
      <style:paragraph-properties style:text-autospace="none"/>
      <style:text-properties style:font-name="Tahoma" fo:font-size="11pt" style:font-size-asian="11pt" style:font-size-complex="11pt"/>
    </style:style>
    <style:style style:name="P19" style:family="paragraph" style:parent-style-name="Standard">
      <style:text-properties style:font-name="Tahoma" fo:font-size="11pt" fo:font-style="italic" style:text-underline-style="none" style:font-size-asian="11pt" style:font-style-asian="italic" style:font-size-complex="11pt" style:font-style-complex="italic"/>
    </style:style>
    <style:style style:name="P20" style:family="paragraph" style:parent-style-name="Standard">
      <style:text-properties style:font-name="Tahoma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1" style:family="paragraph" style:parent-style-name="Standard">
      <style:text-properties style:font-name="Tahoma" fo:font-size="11pt" style:text-underline-style="solid" style:text-underline-width="auto" style:text-underline-color="font-color" style:font-size-asian="11pt" style:font-size-complex="11pt"/>
    </style:style>
    <style:style style:name="P22" style:family="paragraph" style:parent-style-name="Standard">
      <style:text-properties style:font-name="Tahoma" fo:font-size="11pt" style:text-underline-style="none" style:font-size-asian="11pt" style:font-size-complex="11pt"/>
    </style:style>
    <style:style style:name="P23" style:family="paragraph" style:parent-style-name="Standard" style:list-style-name="L7">
      <style:text-properties style:font-name="Tahoma" fo:font-size="11pt" style:text-underline-style="none" style:font-size-asian="11pt" style:font-size-complex="11pt"/>
    </style:style>
    <style:style style:name="P24" style:family="paragraph" style:parent-style-name="Standard" style:list-style-name="L8">
      <style:text-properties style:font-name="Tahoma" fo:font-size="11pt" style:text-underline-style="none" style:font-size-asian="11pt" style:font-size-complex="11pt"/>
    </style:style>
    <style:style style:name="P25" style:family="paragraph" style:parent-style-name="Standard">
      <style:text-properties style:font-name="Tahoma" fo:font-size="11pt" fo:font-style="normal" style:text-underline-style="none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1pt" style:font-size-asian="11pt" style:font-size-complex="11pt"/>
    </style:style>
    <style:style style:name="T1" style:family="text">
      <style:text-properties fo:color="#000000" style:text-position="sub 58%" fo:font-weight="normal" style:font-name-asian="Tahoma" style:font-weight-asian="normal" style:font-name-complex="Tahoma" style:font-weight-complex="normal"/>
    </style:style>
    <style:style style:name="T2" style:family="text">
      <style:text-properties fo:color="#000000" style:font-name-asian="Tahoma" style:font-name-complex="Tahoma"/>
    </style:style>
    <style:style style:name="T3" style:family="text">
      <style:text-properties fo:color="#000000" fo:font-style="italic" style:font-name-asian="Tahoma" style:font-style-asian="italic" style:font-name-complex="Tahoma" style:font-style-complex="italic"/>
    </style:style>
    <style:style style:name="T4" style:family="text">
      <style:text-properties fo:color="#000000" fo:font-style="normal" style:font-name-asian="Tahoma" style:font-style-asian="normal" style:font-name-complex="Tahoma" style:font-style-complex="normal"/>
    </style:style>
    <style:style style:name="T5" style:family="text">
      <style:text-properties fo:color="#000000" style:font-name="Tahoma" fo:font-size="11pt" style:font-name-asian="Tahoma" style:font-size-asian="11pt" style:font-name-complex="Tahoma" style:font-size-complex="11pt"/>
    </style:style>
    <style:style style:name="T6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7" style:family="text">
      <style:text-properties style:text-position="super 58%" style:font-name="Calibri Light" fo:font-size="11pt" fo:font-weight="bold" style:font-size-asian="11pt" style:font-weight-asian="bold" style:font-size-complex="11pt" style:font-weight-complex="bold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ewcomb's Problem &amp; What is Probability?</text:p>
      <text:p text:style-name="P14"/>
      <text:p text:style-name="P16">24.118 Paradox and Infinity <text:tab/><text:tab/><text:tab/><text:tab/><text:tab/><text:tab/><text:tab/>Recitation Section 2</text:p>
      <text:p text:style-name="Standard"><text:span text:style-name="T6">Cosmo Grant (</text:span><text:a xlink:type="simple" xlink:href="mailto:cdg@mit.edu"><text:span text:style-name="T6">cdg@mit.edu</text:span></text:a><text:span text:style-name="T6">) <text:s/><text:tab/><text:tab/><text:tab/><text:tab/><text:tab/><text:tab/><text:tab/>September 26</text:span><text:span text:style-name="T7">th</text:span><text:span text:style-name="T6">, 2014</text:span></text:p>
      <text:p text:style-name="P26"/>
      <text:p text:style-name="P15"/>
      <text:p text:style-name="P2"/>
      <text:p text:style-name="P2">Plan:</text:p>
      <text:p text:style-name="P4"/>
      <text:list xml:id="list1316434045248050457" text:style-name="L2">
        <text:list-item>
          <text:p text:style-name="P5">Any questions?</text:p>
        </text:list-item>
        <text:list-item>
          <text:p text:style-name="P5">Expected value calculations</text:p>
        </text:list-item>
        <text:list-item>
          <text:p text:style-name="P5">TwoBox or not TwoBox?</text:p>
        </text:list-item>
        <text:list-item>
          <text:p text:style-name="P5">Indifference and coin tosses</text:p>
        </text:list-item>
        <text:list-item>
          <text:p text:style-name="P5">[Divergent expected value]</text:p>
        </text:list-item>
      </text:list>
      <text:p text:style-name="P2"/>
      <text:p text:style-name="P2"/>
      <text:p text:style-name="P6">(A) <text:s/>Any questions?</text:p>
      <text:p text:style-name="P6"/>
      <text:p text:style-name="P6"/>
      <text:p text:style-name="P6">(B) <text:s/>Expected Value Calculations</text:p>
      <text:p text:style-name="P4"/>
      <text:p text:style-name="P17"><text:span text:style-name="T10">Df </text:span><text:span text:style-name="T11"><text:tab/></text:span>EV(A) = SUM [i in I] (v(<text:span text:style-name="T12">O</text:span><text:span text:style-name="T8">i</text:span><text:span text:style-name="T12"> A</text:span>) x p(O<text:span text:style-name="T1">i</text:span> | A)), where the <text:span text:style-name="T12">O</text:span><text:span text:style-name="T8">i</text:span><text:span text:style-name="T12"> are a partition of the possible <text:tab/>outcomes.</text:span></text:p>
      <text:p text:style-name="P12"/>
      <text:p text:style-name="P12">Consider two-outcome case for simplicity.</text:p>
      <text:p text:style-name="P12"/>
      <text:p text:style-name="P10">Emphasize that you must conditionalize: in some cases, the conditionalized value doesn't differ from the unconditionalized value; but in general, it does.</text:p>
      <text:p text:style-name="P8"><text:span text:style-name="T14"/></text:p>
      <text:p text:style-name="P8"><text:span text:style-name="T14"/></text:p>
      <text:p text:style-name="P8"><text:span text:style-name="T14">Example 1: </text:span><text:s/><text:tab/>Good teacher case.</text:p>
      <text:p text:style-name="P8"><text:span text:style-name="T14">Example 2:</text:span><text:span text:style-name="T15"> <text:s/><text:tab/>Variant of good teacher, where you'll fail if it's hard whether or not you party.</text:span></text:p>
      <text:p text:style-name="P8"><text:span text:style-name="T14">Example 3:</text:span><text:span text:style-name="T15"> <text:tab/>Pick a partition so that e.g. v(</text:span><text:span text:style-name="T13">O</text:span><text:span text:style-name="T9">i</text:span><text:span text:style-name="T13"> A</text:span><text:span text:style-name="T15">) is well-defined.</text:span></text:p>
      <text:p text:style-name="P8"><text:span text:style-name="T14">Example 4: </text:span><text:span text:style-name="T15"><text:s/><text:tab/>Equivalent descriptions of the same partition: Predictor is right/Predictor is not right <text:tab/><text:tab/>versus Closed is full/Closed is empty.</text:span></text:p>
      <text:p text:style-name="P8"/>
      <text:p text:style-name="P8"/>
      <text:p text:style-name="P7">(C) <text:s/>TwoBox or not TwoBox?</text:p>
      <text:p text:style-name="P8"/>
      <text:p text:style-name="P8">Check what each student thinks is the rational thing to do. <text:s/>Pair off students with opposing positions (or get them to play the role). <text:s/>Give them five minutes to argue their case and then ask some to present the other's view.</text:p>
      <text:p text:style-name="P8"/>
      <text:p text:style-name="P11">(I) <text:s/><text:tab/>The difference between $10 and 0 is not significant.</text:p>
      <text:p text:style-name="P9"/>
      <text:p text:style-name="P1"><text:span text:style-name="T5">Is V($10) = 0? <text:s/>If so, then I can see that you would be indifferent between OneBox and TwoBox. <text:s/>But if V($10) is small but non-zero, then aren't you irrational in giving it up?</text:span></text:p>
      <text:p text:style-name="P9"/>
      <text:p text:style-name="P9">Another way to think about it: suppose Open contained $100,000, rather than $10. EV(OneBox) is still greater than EV(TwoBox), but would you still OneBox?</text:p>
      <text:p text:style-name="P9"/>
      <text:p text:style-name="P11">(II) <text:s/><text:tab/>It's not worth the risk.</text:p>
      <text:p text:style-name="P9"/>
      <text:p text:style-name="P9">What risk?! <text:s/>Once you're in the room, there is no risk to TwoBoxing, in the sense that it doesn't <text:soft-page-break/>change the probabilities nor causally affect the contents.</text:p>
      <text:p text:style-name="P9"/>
      <text:p text:style-name="P11">(III) <text:s/><text:tab/>The best strategy is to make the Predictor predict that you will one-box, and the best way <text:tab/>to make the Predictor predict that you will one-box is to one-box.</text:p>
      <text:p text:style-name="P9"/>
      <text:p text:style-name="P18"><text:span text:style-name="T2">But once the box is sealed, you needn't try to fool the predictor any more: the job is done. <text:s/>So shouldn't you TwoBox? <text:s/>Maybe you'd reply that the only way to fool a reliable predictor is to be </text:span><text:span text:style-name="T3">completely resolved</text:span><text:span text:style-name="T4"> to OneBox, so that it wouldn't be possible to change your mind once the boxes are sealed. <text:s/>Perhaps so. <text:s/>But does that mean you're </text:span><text:span text:style-name="T3">rational</text:span><text:span text:style-name="T4"> not to change your mind once the boxes are sealed?</text:span></text:p>
      <text:p text:style-name="P18"><text:span text:style-name="T4"/></text:p>
      <text:p text:style-name="P17"/>
      <text:p text:style-name="P21">(D) <text:s/>Indifference and coin tosses</text:p>
      <text:p text:style-name="P21"/>
      <text:p text:style-name="P22">What subjective probability should you assign to the proposition that the coin toss will land heads? <text:s/>Some say: either 0 or 1. <text:s/>For:</text:p>
      <text:p text:style-name="P22"/>
      <text:list xml:id="list1409616271462844984" text:style-name="L7">
        <text:list-item>
          <text:p text:style-name="P23">A perfectly rational agent with access to all admissible evidence would assign either 0 or 1.</text:p>
        </text:list-item>
        <text:list-item>
          <text:p text:style-name="P23">We could, in principle, know exactly how the coin will land, and our credence ought to be whatever it would be in that case.</text:p>
        </text:list-item>
      </text:list>
      <text:p text:style-name="P22"/>
      <text:p text:style-name="P19">Responses:</text:p>
      <text:p text:style-name="P19"/>
      <text:list xml:id="list7352480187251634216" text:style-name="L8">
        <text:list-item>
          <text:p text:style-name="P24">Should you assign 0? <text:s/>Should you assign 1? <text:s/>Is it permissible to assign either?</text:p>
        </text:list-item>
        <text:list-item>
          <text:p text:style-name="P24">Suppose I assigned 0 and therefore took a crazy bet. <text:s/>Am I rational?</text:p>
        </text:list-item>
        <text:list-item>
          <text:p text:style-name="P24">Which should <text:span text:style-name="T14">you</text:span><text:span text:style-name="T15"> as you are with your current knowledge assign?</text:span></text:p>
        </text:list-item>
      </text:list>
      <text:p text:style-name="P22"><text:span text:style-name="T15"/></text:p>
      <text:p text:style-name="P22"><text:span text:style-name="T15"/></text:p>
      <text:p text:style-name="P20">(E) <text:s/>Divergent expected value</text:p>
      <text:p text:style-name="P20"/>
      <text:p text:style-name="P25">The game is: I toss a coin until it lands heads. <text:s/>If it lands heads on the nth toss, you win 2^n dollars; otherwise, nothing happens. <text:s/>The EV of this game diverges. <text:s/>Should I pay any amount to play it?</text:p>
      <text:p text:style-name="P25"/>
      <text:p text:style-name="P25">No: <text:tab/>money/time are finite; money doesn't track utility.</text:p>
      <text:p text:style-name="P25">Yes: <text:tab/>those considerations are inessential</text:p>
      <text:p text:style-name="P25"/>
      <text:p text:style-name="P25">What about the 100-toss-limit varian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0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9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o Grant</meta:initial-creator>
    <meta:creation-date>2014-09-25T18:13:31.11</meta:creation-date>
    <dc:date>2014-09-25T19:19:07.45</dc:date>
    <dc:creator>Cosmo Grant</dc:creator>
    <meta:editing-duration>PT40M4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2" meta:paragraph-count="40" meta:word-count="578" meta:character-count="3329"/>
  </office:meta>
</office:document-meta>
</file>